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VisitorImpl.ok( SchemaParticle part , boolean testValid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VisitorImpl.no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VisitorImpl.push( SchemaParticle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VisitorImpl.SchemaTypeVisi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hemaTypeVisitorImpl.get_elementflag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VisitorImpl.prep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VisitorImpl.addParticle( SchemaParticle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VisitorImpl.isAll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VisitorImpl.top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VisitorImpl.ro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VisitorImpl.get_schema_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VisitorImpl.currentParti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VisitorImpl.visit( QName eltName , boolean testValidity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SchemaTypeVisitorImpl.expand( VisitorState [ ] or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VisitorImpl.get_default_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VisitorImpl.saveCopy( VisitorState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sitorState.copy( VisitorState or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VisitorImpl.testValid( QName e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itorState.init( SchemaParticle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VisitorImpl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VisitorImpl.visit( QName e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VisitorImpl.init( SchemaParticle 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maTypeVisitorImpl.SchemaTypeVisitorImpl( SchemaParticle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VisitorImpl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